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tros weegt ca 450 gram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Out_1</text:p>
          </table:table-cell>
          <table:table-cell office:value-type="string">
            <text:p>Sample 1000 hz</text:p>
          </table:table-cell>
          <table:table-cell/>
          <table:table-cell office:value-type="string">
            <text:p>1 keer tros horizontaal, dan loslaten, boven rechter sensor, zie screenshot</text:p>
          </table:table-cell>
        </table:table-row>
        <table:table-row table:style-name="ro1">
          <table:table-cell office:value-type="string">
            <text:p>Out_2</text:p>
          </table:table-cell>
          <table:table-cell office:value-type="string">
            <text:p>Sample 1000 hz</text:p>
          </table:table-cell>
          <table:table-cell/>
          <table:table-cell office:value-type="string">
            <text:p>1 keer tros horizontaal, dan loslaten, boven rechter sensor, zie screenshot</text:p>
          </table:table-cell>
        </table:table-row>
        <table:table-row table:style-name="ro1">
          <table:table-cell office:value-type="string">
            <text:p>Out_3</text:p>
          </table:table-cell>
          <table:table-cell office:value-type="string">
            <text:p>Sample 1000 hz</text:p>
          </table:table-cell>
          <table:table-cell/>
          <table:table-cell office:value-type="string">
            <text:p>1 keer tros horizontaal, dan loslaten, boven rechter sensor</text:p>
          </table:table-cell>
        </table:table-row>
        <table:table-row table:style-name="ro1">
          <table:table-cell office:value-type="string">
            <text:p>Out_4</text:p>
          </table:table-cell>
          <table:table-cell office:value-type="string">
            <text:p>Sample 1000 hz</text:p>
          </table:table-cell>
          <table:table-cell/>
          <table:table-cell office:value-type="string">
            <text:p>1 keer tros horizontaal, dan loslaten en nog een paar keer aantikken, boven rechter sensor, zie screenshot</text:p>
          </table:table-cell>
        </table:table-row>
        <table:table-row table:style-name="ro1">
          <table:table-cell office:value-type="string">
            <text:p>Out_5</text:p>
          </table:table-cell>
          <table:table-cell office:value-type="string">
            <text:p>Sample 1000 hz</text:p>
          </table:table-cell>
          <table:table-cell/>
          <table:table-cell office:value-type="string">
            <text:p>1 keer tros horizontaal, dan loslaten en nog een paar keer aantikken, boven rechter sensor</text:p>
          </table:table-cell>
        </table:table-row>
        <table:table-row table:style-name="ro1">
          <table:table-cell office:value-type="string">
            <text:p>Out_6</text:p>
          </table:table-cell>
          <table:table-cell office:value-type="string">
            <text:p>Sample 850 hz</text:p>
          </table:table-cell>
          <table:table-cell/>
          <table:table-cell office:value-type="string">
            <text:p>1 keer tros horizontaal, dan loslaten,, boven rechter sensor</text:p>
          </table:table-cell>
        </table:table-row>
        <table:table-row table:style-name="ro1">
          <table:table-cell office:value-type="string">
            <text:p>Out_7</text:p>
          </table:table-cell>
          <table:table-cell office:value-type="string">
            <text:p>Sample 850 hz</text:p>
          </table:table-cell>
          <table:table-cell/>
          <table:table-cell office:value-type="string">
            <text:p>1 keer tros horizontaal, dan loslaten en nog een paar keer aantikken, boven rechter sensor</text:p>
          </table:table-cell>
        </table:table-row>
        <table:table-row table:style-name="ro1">
          <table:table-cell office:value-type="string">
            <text:p>Out_8</text:p>
          </table:table-cell>
          <table:table-cell office:value-type="string">
            <text:p>Sample 850 hz</text:p>
          </table:table-cell>
          <table:table-cell/>
          <table:table-cell office:value-type="string">
            <text:p>1 keer tros horizontaal, dan loslaten en nog een paar keer aantikken, boven linker sensor</text:p>
          </table:table-cell>
        </table:table-row>
        <table:table-row table:style-name="ro1">
          <table:table-cell office:value-type="string">
            <text:p>Out_9</text:p>
          </table:table-cell>
          <table:table-cell office:value-type="string">
            <text:p>Sample 850 hz</text:p>
          </table:table-cell>
          <table:table-cell/>
          <table:table-cell office:value-type="string">
            <text:p>1 keer tros horizontaal, dan loslaten en nog een paar keer aantikken, boven linker sensor, zie screenshot</text:p>
          </table:table-cell>
        </table:table-row>
        <table:table-row table:style-name="ro1">
          <table:table-cell office:value-type="string">
            <text:p>Out_10</text:p>
          </table:table-cell>
          <table:table-cell office:value-type="string">
            <text:p>Sample 1000 hz</text:p>
          </table:table-cell>
          <table:table-cell/>
          <table:table-cell office:value-type="string">
            <text:p>1 keer tros horizontaal, dan loslaten en nog een paar keer aantikken, boven linker sensor, zie screenshot</text:p>
          </table:table-cell>
        </table:table-row>
        <table:table-row table:style-name="ro1">
          <table:table-cell office:value-type="string">
            <text:p>Out_11</text:p>
          </table:table-cell>
          <table:table-cell office:value-type="string">
            <text:p>Sample 1000 hz</text:p>
          </table:table-cell>
          <table:table-cell/>
          <table:table-cell office:value-type="string">
            <text:p>1 keer tros horizontaal, dan loslaten, boven linker sensor</text:p>
          </table:table-cell>
        </table:table-row>
        <table:table-row table:style-name="ro1">
          <table:table-cell office:value-type="string">
            <text:p>Out_12</text:p>
          </table:table-cell>
          <table:table-cell office:value-type="string">
            <text:p>Sample 1000 hz</text:p>
          </table:table-cell>
          <table:table-cell/>
          <table:table-cell office:value-type="string">
            <text:p>2 keer tros horizontaal, boven linker sensor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go </meta:initial-creator>
    <meta:creation-date>2015-05-02T19:45:36</meta:creation-date>
    <meta:generator>LibreOffice/3.5$Linux_X86_64 LibreOffice_project/350m1$Build-2</meta:generator>
    <dc:date>2015-05-02T21:05:45</dc:date>
    <dc:creator>amigo </dc:creator>
    <meta:editing-duration>PT1H19M4S</meta:editing-duration>
    <meta:editing-cycles>15</meta:editing-cycles>
    <meta:document-statistic meta:table-count="3" meta:cell-count="37" meta:object-count="0"/>
  </office:meta>
</office:document-meta>
</file>